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6F5000011AC000011ACD895249B6BFE07CD.svg" manifest:media-type="image/svg+xml"/>
  <manifest:file-entry manifest:full-path="Pictures/10000201000000AB000000AB9D17433E2925866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673cm" svg:height="3.673cm" svg:x="0.425cm" svg:y="0.425cm">
          <draw:image xlink:href="Pictures/100006F5000011AC000011ACD895249B6BFE07CD.svg" xlink:type="simple" xlink:show="embed" xlink:actuate="onLoad" draw:mime-type="image/svg+xml">
            <text:p/>
          </draw:image>
          <draw:image xlink:href="Pictures/10000201000000AB000000AB9D17433E2925866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86cm" fo:margin-bottom="0.186cm" fo:margin-left="0.186cm" fo:margin-right="0.186cm" fo:page-width="4.524cm" fo:page-height="4.5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7-04T00:48:23.482000000</dc:date>
    <meta:editing-duration>PT1H4M31S</meta:editing-duration>
    <meta:editing-cycles>1</meta:editing-cycles>
    <meta:document-statistic meta:object-count="1"/>
    <meta:generator>LibreOffice/7.0.2.2$Windows_X86_64 LibreOffice_project/8349ace3c3162073abd90d81fd06dcfb6b36b994</meta:generator>
  </office:meta>
</office:document-meta>
</file>